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4.62mm"/>
    </style:style>
    <style:style style:name="co9" style:family="table-column">
      <style:table-column-properties fo:break-before="auto" style:column-width="5.9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>
      <style:text-properties fo:color="#00508f" fo:font-size="13pt" style:font-size-asian="13pt" style:font-size-complex="13pt"/>
    </style:style>
    <style:style style:name="ce2" style:family="table-cell" style:parent-style-name="Default" style:data-style-name="N61">
      <style:text-properties fo:color="#00508f" fo:font-size="13pt" style:font-size-asian="13pt" style:font-size-complex="13pt"/>
    </style:style>
    <style:style style:name="ce3" style:family="table-cell" style:parent-style-name="Default">
      <style:text-properties fo:color="#ce181e" fo:font-size="13pt" style:font-size-asian="13pt" style:font-size-complex="13pt"/>
    </style:style>
    <style:style style:name="ce4" style:family="table-cell" style:parent-style-name="Default" style:data-style-name="N4">
      <style:text-properties fo:color="#ce181e"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4" table:default-cell-style-name="ce4"/>
        <table:table-column table:style-name="co4" table:default-cell-style-name="ce5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 text:c="21"/></text:p>
          </table:table-cell>
          <table:table-cell table:style-name="ce7" office:value-type="string" calcext:value-type="string">
            <text:p>IncMSE</text:p>
          </table:table-cell>
          <table:table-cell table:number-columns-repeated="2"/>
          <table:table-cell table:style-name="ce3" office:value-type="string" calcext:value-type="string">
            <text:p><text:s/>IncNodePurit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um_creatinine</text:p>
          </table:table-cell>
          <table:table-cell office:value-type="float" office:value="0.0378326304" calcext:value-type="float">
            <text:p>3.78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_creatinine</text:p>
          </table:table-cell>
          <table:table-cell office:value-type="float" office:value="11.8395856" calcext:value-type="float">
            <text:p>11.84</text:p>
          </table:table-cell>
          <table:table-cell table:formula="of:=[.A2]+[.D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jection_fraction</text:p>
          </table:table-cell>
          <table:table-cell office:value-type="float" office:value="0.0343291905" calcext:value-type="float">
            <text:p>3.43E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jection_fraction</text:p>
          </table:table-cell>
          <table:table-cell office:value-type="float" office:value="10.710593" calcext:value-type="float">
            <text:p>10.71</text:p>
          </table:table-cell>
          <table:table-cell table:formula="of:=[.A3]+[.D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e</text:p>
          </table:table-cell>
          <table:table-cell office:value-type="float" office:value="0.0153304715" calcext:value-type="float">
            <text:p>1.53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</text:p>
          </table:table-cell>
          <table:table-cell office:value-type="float" office:value="8.5758509" calcext:value-type="float">
            <text:p>8.58</text:p>
          </table:table-cell>
          <table:table-cell table:formula="of:=[.A4]+[.D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inine_phosphokinase</text:p>
          </table:table-cell>
          <table:table-cell office:value-type="float" office:value="0.0007272733" calcext:value-type="float">
            <text:p>7.27E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inine_phosphokinase</text:p>
          </table:table-cell>
          <table:table-cell office:value-type="float" office:value="7.2593743" calcext:value-type="float">
            <text:p>7.26</text:p>
          </table:table-cell>
          <table:table-cell table:formula="of:=[.A5]+[.D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um_sodium</text:p>
          </table:table-cell>
          <table:table-cell office:value-type="float" office:value="0.0071956355" calcext:value-type="float">
            <text:p>7.20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um_sodium</text:p>
          </table:table-cell>
          <table:table-cell office:value-type="float" office:value="6.4926709" calcext:value-type="float">
            <text:p>6.49</text:p>
          </table:table-cell>
          <table:table-cell table:formula="of:=[.A6]+[.D6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float" office:value="0.0016350299" calcext:value-type="float">
            <text:p>1.64E-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der</text:p>
          </table:table-cell>
          <table:table-cell office:value-type="float" office:value="1.1173999" calcext:value-type="float">
            <text:p>1.12</text:p>
          </table:table-cell>
          <table:table-cell table:formula="of:=[.A7]+[.D7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elets</text:p>
          </table:table-cell>
          <table:table-cell office:value-type="float" office:value="0.0002469159" calcext:value-type="float">
            <text:p>2.47E-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telets</text:p>
          </table:table-cell>
          <table:table-cell office:value-type="float" office:value="6.795239" calcext:value-type="float">
            <text:p>6.80</text:p>
          </table:table-cell>
          <table:table-cell table:formula="of:=[.A8]+[.D8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ood_pressure</text:p>
          </table:table-cell>
          <table:table-cell office:value-type="float" office:value="-0.0016778941" calcext:value-type="float">
            <text:p>-1.68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_pressure</text:p>
          </table:table-cell>
          <table:table-cell office:value-type="float" office:value="1.1294122" calcext:value-type="float">
            <text:p>1.13</text:p>
          </table:table-cell>
          <table:table-cell table:formula="of:=[.A9]+[.D9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oking</text:p>
          </table:table-cell>
          <table:table-cell office:value-type="float" office:value="0.0003681428" calcext:value-type="float">
            <text:p>3.68E-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oking</text:p>
          </table:table-cell>
          <table:table-cell office:value-type="float" office:value="0.9481442" calcext:value-type="float">
            <text:p>0.95</text:p>
          </table:table-cell>
          <table:table-cell table:formula="of:=[.A10]+[.D1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emia</text:p>
          </table:table-cell>
          <table:table-cell office:value-type="float" office:value="-0.0005908551" calcext:value-type="float">
            <text:p>-5.91E-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emia</text:p>
          </table:table-cell>
          <table:table-cell office:value-type="float" office:value="1.0617441" calcext:value-type="float">
            <text:p>1.06</text:p>
          </table:table-cell>
          <table:table-cell table:formula="of:=[.A11]+[.D11]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abetes</text:p>
          </table:table-cell>
          <table:table-cell office:value-type="float" office:value="-0.0001414002" calcext:value-type="float">
            <text:p>-1.41E-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es</text:p>
          </table:table-cell>
          <table:table-cell office:value-type="float" office:value="1.0249345" calcext:value-type="float">
            <text:p>1.02</text:p>
          </table:table-cell>
          <table:table-cell table:formula="of:=[.A12]+[.D12]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Latex" table:style-name="ta1">
        <table:table-column table:style-name="co4" table:number-columns-repeated="2" table:default-cell-style-name="Default"/>
        <table:table-column table:style-name="co6" table:default-cell-style-name="ce7"/>
        <table:table-column table:style-name="co7" table:default-cell-style-name="Default"/>
        <table:table-column table:style-name="co4" table:default-cell-style-name="ce2"/>
        <table:table-column table:style-name="co8" table:default-cell-style-name="Default"/>
        <table:table-column table:style-name="co9" table:default-cell-style-name="ce7"/>
        <table:table-column table:style-name="co4" table:default-cell-style-name="Default"/>
        <table:table-column table:style-name="co3" table:default-cell-style-name="ce4"/>
        <table:table-column table:style-name="co8" table:default-cell-style-name="Default"/>
        <table:table-column table:style-name="co4" table:default-cell-style-name="ce3"/>
        <table:table-column table:style-name="co4" table:number-columns-repeated="1011" table:default-cell-style-name="Default"/>
        <table:table-row table:style-name="ro2" table:number-rows-repeated="8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inal position</text:p>
          </table:table-cell>
          <table:table-cell table:style-name="ce7"/>
          <table:table-cell office:value-type="string" calcext:value-type="string">
            <text:p>feature</text:p>
          </table:table-cell>
          <table:table-cell table:style-name="ce7"/>
          <table:table-cell table:style-name="ce7" office:value-type="string" calcext:value-type="string">
            <text:p>IncMSE</text:p>
          </table:table-cell>
          <table:table-cell table:style-name="ce7"/>
          <table:table-cell office:value-type="string" calcext:value-type="string">
            <text:p>IncMSE_pos</text:p>
          </table:table-cell>
          <table:table-cell table:style-name="ce7"/>
          <table:table-cell table:style-name="ce3" office:value-type="string" calcext:value-type="string">
            <text:p><text:s/>IncNodePurity</text:p>
          </table:table-cell>
          <table:table-cell table:style-name="ce3"/>
          <table:table-cell office:value-type="string" calcext:value-type="string">
            <text:p><text:s/>IncNodePurity_po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serum_creatinine</text:p>
          </table:table-cell>
          <table:table-cell office:value-type="string" calcext:value-type="string">
            <text:p>&amp; </text:p>
          </table:table-cell>
          <table:table-cell office:value-type="float" office:value="0.0378326304" calcext:value-type="float">
            <text:p>3.78E-02</text:p>
          </table:table-cell>
          <table:table-cell office:value-type="string" calcext:value-type="string">
            <text:p>&amp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 </text:p>
          </table:table-cell>
          <table:table-cell office:value-type="float" office:value="11.8395856" calcext:value-type="float">
            <text:p>11.84</text:p>
          </table:table-cell>
          <table:table-cell office:value-type="string" calcext:value-type="string">
            <text:p>&amp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jection_fraction</text:p>
          </table:table-cell>
          <table:table-cell office:value-type="string" calcext:value-type="string">
            <text:p>&amp; </text:p>
          </table:table-cell>
          <table:table-cell office:value-type="float" office:value="0.0343291905" calcext:value-type="float">
            <text:p>3.43E-02</text:p>
          </table:table-cell>
          <table:table-cell office:value-type="string" calcext:value-type="string">
            <text:p>&amp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 </text:p>
          </table:table-cell>
          <table:table-cell office:value-type="float" office:value="10.710593" calcext:value-type="float">
            <text:p>10.71</text:p>
          </table:table-cell>
          <table:table-cell office:value-type="string" calcext:value-type="string">
            <text:p>&amp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&amp; </text:p>
          </table:table-cell>
          <table:table-cell office:value-type="float" office:value="0.0153304715" calcext:value-type="float">
            <text:p>1.53E-02</text:p>
          </table:table-cell>
          <table:table-cell office:value-type="string" calcext:value-type="string">
            <text:p>&amp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 </text:p>
          </table:table-cell>
          <table:table-cell office:value-type="float" office:value="8.5758509" calcext:value-type="float">
            <text:p>8.58</text:p>
          </table:table-cell>
          <table:table-cell office:value-type="string" calcext:value-type="string">
            <text:p>&amp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creatinine_phosphokinase</text:p>
          </table:table-cell>
          <table:table-cell office:value-type="string" calcext:value-type="string">
            <text:p>&amp; </text:p>
          </table:table-cell>
          <table:table-cell office:value-type="float" office:value="0.0007272733" calcext:value-type="float">
            <text:p>7.27E-04</text:p>
          </table:table-cell>
          <table:table-cell office:value-type="string" calcext:value-type="string">
            <text:p>&amp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 </text:p>
          </table:table-cell>
          <table:table-cell office:value-type="float" office:value="7.2593743" calcext:value-type="float">
            <text:p>7.26</text:p>
          </table:table-cell>
          <table:table-cell office:value-type="string" calcext:value-type="string">
            <text:p>&amp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serum_sodium</text:p>
          </table:table-cell>
          <table:table-cell office:value-type="string" calcext:value-type="string">
            <text:p>&amp; </text:p>
          </table:table-cell>
          <table:table-cell office:value-type="float" office:value="0.0071956355" calcext:value-type="float">
            <text:p>7.20E-03</text:p>
          </table:table-cell>
          <table:table-cell office:value-type="string" calcext:value-type="string">
            <text:p>&amp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 </text:p>
          </table:table-cell>
          <table:table-cell office:value-type="float" office:value="6.4926709" calcext:value-type="float">
            <text:p>6.49</text:p>
          </table:table-cell>
          <table:table-cell office:value-type="string" calcext:value-type="string">
            <text:p>&amp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&amp; </text:p>
          </table:table-cell>
          <table:table-cell office:value-type="float" office:value="0.0016350299" calcext:value-type="float">
            <text:p>1.64E-03</text:p>
          </table:table-cell>
          <table:table-cell office:value-type="string" calcext:value-type="string">
            <text:p>&amp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 </text:p>
          </table:table-cell>
          <table:table-cell office:value-type="float" office:value="1.1173999" calcext:value-type="float">
            <text:p>1.12</text:p>
          </table:table-cell>
          <table:table-cell office:value-type="string" calcext:value-type="string">
            <text:p>&amp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platelets</text:p>
          </table:table-cell>
          <table:table-cell office:value-type="string" calcext:value-type="string">
            <text:p>&amp; </text:p>
          </table:table-cell>
          <table:table-cell office:value-type="float" office:value="0.0002469159" calcext:value-type="float">
            <text:p>2.47E-04</text:p>
          </table:table-cell>
          <table:table-cell office:value-type="string" calcext:value-type="string">
            <text:p>&amp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 </text:p>
          </table:table-cell>
          <table:table-cell office:value-type="float" office:value="6.795239" calcext:value-type="float">
            <text:p>6.80</text:p>
          </table:table-cell>
          <table:table-cell office:value-type="string" calcext:value-type="string">
            <text:p>&amp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style-name="ce7"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blood_pressure</text:p>
          </table:table-cell>
          <table:table-cell office:value-type="string" calcext:value-type="string">
            <text:p>&amp; </text:p>
          </table:table-cell>
          <table:table-cell office:value-type="float" office:value="-0.0016778941" calcext:value-type="float">
            <text:p>-1.68E-03</text:p>
          </table:table-cell>
          <table:table-cell office:value-type="string" calcext:value-type="string">
            <text:p>&amp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 </text:p>
          </table:table-cell>
          <table:table-cell office:value-type="float" office:value="1.1294122" calcext:value-type="float">
            <text:p>1.13</text:p>
          </table:table-cell>
          <table:table-cell office:value-type="string" calcext:value-type="string">
            <text:p>&amp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&amp; </text:p>
          </table:table-cell>
          <table:table-cell office:value-type="float" office:value="0.0003681428" calcext:value-type="float">
            <text:p>3.68E-04</text:p>
          </table:table-cell>
          <table:table-cell office:value-type="string" calcext:value-type="string">
            <text:p>&amp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 </text:p>
          </table:table-cell>
          <table:table-cell office:value-type="float" office:value="0.9481442" calcext:value-type="float">
            <text:p>0.95</text:p>
          </table:table-cell>
          <table:table-cell office:value-type="string" calcext:value-type="string">
            <text:p>&amp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anaemia</text:p>
          </table:table-cell>
          <table:table-cell office:value-type="string" calcext:value-type="string">
            <text:p>&amp; </text:p>
          </table:table-cell>
          <table:table-cell office:value-type="float" office:value="-0.0005908551" calcext:value-type="float">
            <text:p>-5.91E-04</text:p>
          </table:table-cell>
          <table:table-cell office:value-type="string" calcext:value-type="string">
            <text:p>&amp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 </text:p>
          </table:table-cell>
          <table:table-cell office:value-type="float" office:value="1.0617441" calcext:value-type="float">
            <text:p>1.06</text:p>
          </table:table-cell>
          <table:table-cell office:value-type="string" calcext:value-type="string">
            <text:p>&amp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&amp; </text:p>
          </table:table-cell>
          <table:table-cell office:value-type="float" office:value="-0.0001414002" calcext:value-type="float">
            <text:p>-1.41E-04</text:p>
          </table:table-cell>
          <table:table-cell office:value-type="string" calcext:value-type="string">
            <text:p>&amp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 </text:p>
          </table:table-cell>
          <table:table-cell office:value-type="float" office:value="1.0249345" calcext:value-type="float">
            <text:p>1.02</text:p>
          </table:table-cell>
          <table:table-cell office:value-type="string" calcext:value-type="string">
            <text:p>&amp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A2:Sheet1.G1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00-00-00</text:date>, <text:time style:data-style-name="N2" text:time-value="13:13:03.383685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36:02.918408665</meta:creation-date>
    <dc:date>2019-01-22T13:39:11.391624812</dc:date>
    <meta:editing-duration>PT46M</meta:editing-duration>
    <meta:editing-cycles>6</meta:editing-cycles>
    <meta:generator>LibreOffice/6.0.7.3$Linux_X86_64 LibreOffice_project/00m0$Build-3</meta:generator>
    <meta:document-statistic meta:table-count="2" meta:cell-count="229" meta:object-count="0"/>
  </office:meta>
</office:document-meta>
</file>